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Web" style:family="paragraph">
      <style:paragraph-properties style:punctuation-wrap="simple" fo:margin-top="0in" fo:margin-bottom="0in"/>
    </style:style>
    <style:style style:name="T3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4" style:parent-style-name="StandardWeb" style:family="paragraph">
      <style:paragraph-properties style:punctuation-wrap="simple" fo:margin-top="0in" fo:margin-bottom="0in"/>
    </style:style>
    <style:style style:name="T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7" style:parent-style-name="StandardWeb" style:family="paragraph">
      <style:paragraph-properties style:punctuation-wrap="simple" fo:margin-top="0in" fo:margin-bottom="0in"/>
    </style:style>
    <style:style style:name="T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0" style:parent-style-name="StandardWeb" style:family="paragraph">
      <style:paragraph-properties style:punctuation-wrap="simple" fo:margin-top="0in" fo:margin-bottom="0in"/>
    </style:style>
    <style:style style:name="T1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/>
    </style:style>
    <style:style style:name="T1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70C0" style:letter-kerning="true" style:text-position="sub 66.6%"/>
    </style:style>
    <style:style style:name="P13" style:parent-style-name="StandardWeb" style:family="paragraph">
      <style:paragraph-properties style:punctuation-wrap="simple" fo:margin-top="0in" fo:margin-bottom="0in"/>
    </style:style>
    <style:style style:name="T14" style:parent-style-name="Absatz-Standardschriftart" style:family="text">
      <style:text-properties style:font-name="Symbol" style:font-name-asian="Lucida Sans Unicode" style:font-name-complex="Tahoma" fo:font-weight="bold" style:font-weight-asian="bold" fo:color="#000000" style:letter-kerning="true"/>
    </style:style>
    <style:style style:name="T15" style:parent-style-name="Absatz-Standardschriftart" style:family="text">
      <style:text-properties style:font-name-asian="Lucida Sans Unicode" style:font-name-complex="Mangal" fo:font-weight="bold" style:font-weight-asian="bold" fo:font-style="italic" style:font-style-asian="italic" style:font-style-complex="italic" fo:color="#000000" style:letter-kerning="true" style:text-position="sub 66.6%"/>
    </style:style>
    <style:style style:name="T16" style:parent-style-name="Absatz-Standardschriftart" style:family="text">
      <style:text-properties fo:color="#002060"/>
    </style:style>
    <style:style style:name="P17" style:parent-style-name="StandardWeb" style:family="paragraph">
      <style:paragraph-properties style:punctuation-wrap="simple" fo:margin-top="0in" fo:margin-bottom="0in"/>
    </style:style>
    <style:style style:name="T1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1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0" style:parent-style-name="StandardWeb" style:family="paragraph">
      <style:paragraph-properties style:punctuation-wrap="simple" fo:margin-top="0in" fo:margin-bottom="0in"/>
    </style:style>
    <style:style style:name="T21" style:parent-style-name="Absatz-Standardschriftart" style:family="text">
      <style:text-properties style:font-name="Symbol" style:font-name-asian="Lucida Sans Unicode" style:font-name-complex="Tahoma" fo:color="#000000" style:letter-kerning="true"/>
    </style:style>
    <style:style style:name="P22" style:parent-style-name="StandardWeb" style:family="paragraph">
      <style:paragraph-properties style:punctuation-wrap="simple" fo:margin-top="0in" fo:margin-bottom="0in"/>
    </style:style>
    <style:style style:name="T23" style:parent-style-name="Absatz-Standardschriftart" style:family="text">
      <style:text-properties style:font-name="Arial" style:font-name-asian="Lucida Sans Unicode" style:font-name-complex="Tahoma" fo:color="#000000" style:letter-kerning="true" fo:font-size="14pt" style:font-size-asian="14pt" style:font-size-complex="14pt"/>
    </style:style>
    <style:style style:name="P24" style:parent-style-name="StandardWeb" style:family="paragraph">
      <style:paragraph-properties style:punctuation-wrap="simple" fo:margin-top="0in" fo:margin-bottom="0in"/>
    </style:style>
    <style:style style:name="T25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6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27" style:parent-style-name="StandardWeb" style:family="paragraph">
      <style:paragraph-properties style:punctuation-wrap="simple" fo:margin-top="0in" fo:margin-bottom="0in"/>
    </style:style>
    <style:style style:name="T28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29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name="P30" style:parent-style-name="StandardWeb" style:family="paragraph">
      <style:paragraph-properties style:punctuation-wrap="simple" fo:margin-top="0in" fo:margin-bottom="0in"/>
    </style:style>
    <style:style style:name="T31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/>
    </style:style>
    <style:style style:name="T32" style:parent-style-name="Absatz-Standardschriftart" style:family="text">
      <style:text-properties style:font-name-asian="Lucida Sans Unicode" style:font-name-complex="Mangal" fo:font-style="italic" style:font-style-asian="italic" style:font-style-complex="italic" fo:color="#000000" style:letter-kerning="true" style:text-position="sub 66.6%"/>
    </style:style>
    <style:style style:family="graphic" style:name="a3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2">
      <style:graphic-properties style:wrap="run-through" style:run-through="foreground" draw:fill="none" draw:stroke="dash" draw:stroke-dash="a21" svg:stroke-width="0.01042in" svg:stroke-color="#ff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>
      <style:graphic-properties style:wrap="run-through" style:run-through="foreground" draw:fill="none" draw:stroke="dash" draw:stroke-dash="a24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28" style:parent-style-name="Graphics">
      <style:graphic-properties fo:wrap-option="wrap" fo:border="0.01042in none" fo:padding-top="0.05709in" fo:padding-bottom="0.05709in" fo:padding-left="0.1063in" fo:padding-right="0.106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style:wrap="run-through" style:run-through="foreground" draw:fill="none" draw:stroke="dash" draw:stroke-dash="a13" svg:stroke-width="0.02083in" svg:stroke-color="#0070c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6">
      <style:graphic-properties style:wrap="run-through" style:run-through="foreground" draw:fill="none" draw:stroke="dash" draw:stroke-dash="a15" svg:stroke-width="0.02083in" svg:stroke-color="#0070c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style:mirror="horizontal"/>
    </style:style>
    <style:style style:family="graphic" style:name="a18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19">
      <style:graphic-properties draw:fill="solid" draw:fill-color="#000000" draw:opacity="100%" draw:stroke="none"/>
    </style:style>
    <style:style style:family="graphic" style:name="a1">
      <style:graphic-properties style:wrap="run-through" style:run-through="foreground" draw:fill="none" draw:stroke="dash" draw:stroke-dash="a0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dash" draw:stroke-dash="a2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no-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ge-content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5">
      <style:graphic-properties draw:fill="solid" draw:fill-color="#ffffff" draw:opacity="100%" draw:stroke="solid" svg:stroke-width="0.01575in" svg:stroke-color="#000000" svg:stroke-opacity="100%" draw:stroke-linejoin="miter" svg:stroke-linecap="butt"/>
    </style:style>
    <style:style style:family="graphic" style:name="a6">
      <style:graphic-properties draw:fill="solid" draw:fill-color="#000000" draw:opacity="100%" draw:stroke="none"/>
    </style:style>
    <style:style style:family="graphic" style:name="a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2083in" svg:stroke-color="#0070c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0">
      <style:graphic-properties style:wrap="run-through" style:run-through="foreground" draw:fill="none" draw:stroke="dash" draw:stroke-dash="a29" svg:stroke-width="0.01042in" svg:stroke-color="#ff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 style:parent-style-name="Graphics">
      <style:graphic-properties fo:wrap-option="wrap" fo:border="0.01042in none" fo:padding-top="0.04921in" fo:padding-bottom="0.04921in" fo:padding-left="0.09843in" fo:padding-right="0.09843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>
      <style:graphic-properties draw:fill="gradient" draw:fill-gradient-name="a34" draw:stroke="none"/>
    </style:style>
    <style:style style:family="graphic" style:name="a36">
      <style:graphic-properties draw:fill="solid" draw:fill-color="#ffffff" draw:opacity="100%" draw:stroke="solid" svg:stroke-width="0.01575in" svg:stroke-color="#000000" svg:stroke-opacity="100%" draw:stroke-linejoin="miter" svg:stroke-linecap="butt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<draw:connector draw:type="line" svg:x1="5.44484in" svg:y1="1.78527in" svg:x2="5.81775in" svg:y2="1.61165in" draw:z-index="251720704" draw:id="id0" draw:style-name="a1" draw:name="Gerader Verbinder 126" text:anchor-type="paragraph"><svg:title/><svg:desc/></draw:connector><draw:connector draw:type="line" svg:x1="1.41875in" svg:y1="3.45725in" svg:x2="5.23611in" svg:y2="1.87252in" draw:z-index="251662336" draw:id="id1" draw:style-name="a3" draw:name="Gerader Verbinder 126" text:anchor-type="paragraph"><svg:title/><svg:desc/></draw:connector><draw:frame draw:z-index="251679744" draw:id="id2" draw:style-name="a4" draw:transform="translate(-0.14826in -0.15069in) rotate(-0.99168) translate(2.05694in 0.87952in)" draw:name="Textfeld 152" text:anchor-type="paragraph" svg:width="0.29653in" svg:height="0.30139in" style:rel-width="scale" style:rel-height="scale"><draw:text-box><text:p text:style-name="P2"><text:span text:style-name="T3"></text:span></text:p></draw:text-box><svg:title/><svg:desc/></draw:frame><draw:g draw:z-index="251718656" draw:name="Gruppieren 7" draw:id="id5" draw:style-name="a7" text:anchor-type="paragraph"><svg:title/><svg:desc/><draw:custom-shape svg:x="2.66957in" svg:y="0.35882in" svg:width="0.09792in" svg:height="0.09792in" draw:id="id3" draw:style-name="a5" draw:name="Freihandform: Form 29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893in" svg:y="0.38819in" svg:width="0.03916in" svg:height="0.03916in" draw:id="id4" draw:style-name="a6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ustom-shape svg:width="0.77431in" svg:height="0.51389in" draw:z-index="251716608" draw:id="id6" draw:style-name="a8" draw:transform="translate(-0.38715in -0.25694in) rotate(-3.3304) translate(2.62299in 0.87in)" draw:name="Freihandform: Form 192" text:anchor-type="paragraph"><svg:title/><svg:desc/><draw:enhanced-geometry draw:type="non-primitive" svg:viewBox="0 0 21600 21600" draw:enhanced-path="F M ?f70 ?f71 A ?f104 ?f105 ?f106 ?f107 ?f70 ?f71 ?f101 ?f103  W ?f108 ?f109 ?f110 ?f111 ?f70 ?f71 ?f101 ?f103 N" draw:text-areas="?f51 ?f53 ?f52 ?f54" draw:glue-points="?f17 ?f18 ?f18 ?f17 ?f19 ?f18 ?f18 ?f19" draw:glue-point-leaving-directions="-90, -180, -270, -360"><draw:equation draw:name="f0" draw:formula="10800000"/><draw:equation draw:name="f1" draw:formula="5400000"/><draw:equation draw:name="f2" draw:formula="5419351 / 1725033"/><draw:equation draw:name="f3" draw:formula="0"/><draw:equation draw:name="f4" draw:formula="21600"/><draw:equation draw:name="f5" draw:formula="16065600"/><draw:equation draw:name="f6" draw:formula="75599"/><draw:equation draw:name="f7" draw:formula="0 - 1"/><draw:equation draw:name="f8" draw:formula="10800"/><draw:equation draw:name="f9" draw:formula="?f6 - ?f5"/><draw:equation draw:name="f10" draw:formula="?f5 + ?f1"/><draw:equation draw:name="f11" draw:formula="2700000 + ?f1"/><draw:equation draw:name="f12" draw:formula="?f4 - ?f3"/><draw:equation draw:name="f13" draw:formula="?f9 + 21600000"/><draw:equation draw:name="f14" draw:formula="?f12 / 21600"/><draw:equation draw:name="f15" draw:formula="?f11 - ?f1"/><draw:equation draw:name="f16" draw:formula="if(?f9, ?f9, ?f13)"/><draw:equation draw:name="f17" draw:formula="?f4 / ?f14"/><draw:equation draw:name="f18" draw:formula="?f8 / ?f14"/><draw:equation draw:name="f19" draw:formula="?f3 / ?f14"/><draw:equation draw:name="f20" draw:formula="?f10 * ?f2 / ?f0"/><draw:equation draw:name="f21" draw:formula="0 - ?f20"/><draw:equation draw:name="f22" draw:formula="cos(?f21)"/><draw:equation draw:name="f23" draw:formula="0 - ?f22"/><draw:equation draw:name="f24" draw:formula="?f23"/><draw:equation draw:name="f25" draw:formula="sin(?f21)"/><draw:equation draw:name="f26" draw:formula="0 - ?f25"/><draw:equation draw:name="f27" draw:formula="?f26"/><draw:equation draw:name="f28" draw:formula="?f15 + ?f1"/><draw:equation draw:name="f29" draw:formula="?f28 * ?f2 / ?f0"/><draw:equation draw:name="f30" draw:formula="0 - ?f29"/><draw:equation draw:name="f31" draw:formula="sin(?f30)"/><draw:equation draw:name="f32" draw:formula="0 - ?f31"/><draw:equation draw:name="f33" draw:formula="?f32"/><draw:equation draw:name="f34" draw:formula="cos(?f30)"/><draw:equation draw:name="f35" draw:formula="0 - ?f34"/><draw:equation draw:name="f36" draw:formula="?f35"/><draw:equation draw:name="f37" draw:formula="?f24 * 10800"/><draw:equation draw:name="f38" draw:formula="?f27 * 10800"/><draw:equation draw:name="f39" draw:formula="0 - ?f38"/><draw:equation draw:name="f40" draw:formula="0 - ?f37"/><draw:equation draw:name="f41" draw:formula="?f33 * 10800"/><draw:equation draw:name="f42" draw:formula="?f36 * 10800"/><draw:equation draw:name="f43" draw:formula="10800 - ?f41"/><draw:equation draw:name="f44" draw:formula="10800 + ?f41"/><draw:equation draw:name="f45" draw:formula="10800 - ?f42"/><draw:equation draw:name="f46" draw:formula="10800 + ?f42"/><draw:equation draw:name="f47" draw:formula="atan2(?f39, ?f40)"/><draw:equation draw:name="f48" draw:formula="0 - ?f47"/><draw:equation draw:name="f49" draw:formula="?f48 * ?f0 / ?f2"/><draw:equation draw:name="f50" draw:formula="?f49 - ?f1"/><draw:equation draw:name="f51" draw:formula="?f43 / ?f14"/><draw:equation draw:name="f52" draw:formula="?f44 / ?f14"/><draw:equation draw:name="f53" draw:formula="?f45 / ?f14"/><draw:equation draw:name="f54" draw:formula="?f46 / ?f14"/><draw:equation draw:name="f55" draw:formula="?f50 + ?f1"/><draw:equation draw:name="f56" draw:formula="?f55 * ?f2 / ?f0"/><draw:equation draw:name="f57" draw:formula="0 - ?f56"/><draw:equation draw:name="f58" draw:formula="sin(?f57)"/><draw:equation draw:name="f59" draw:formula="0 - ?f58"/><draw:equation draw:name="f60" draw:formula="?f59"/><draw:equation draw:name="f61" draw:formula="cos(?f57)"/><draw:equation draw:name="f62" draw:formula="0 - ?f61"/><draw:equation draw:name="f63" draw:formula="?f62"/><draw:equation draw:name="f64" draw:formula="0 - ?f60"/><draw:equation draw:name="f65" draw:formula="0 - ?f63"/><draw:equation draw:name="f66" draw:formula="?f7 * ?f64"/><draw:equation draw:name="f67" draw:formula="?f7 * ?f65"/><draw:equation draw:name="f68" draw:formula="?f66 * 10800"/><draw:equation draw:name="f69" draw:formula="?f67 * 10800"/><draw:equation draw:name="f70" draw:formula="10800 + ?f68"/><draw:equation draw:name="f71" draw:formula="10800 + ?f69"/><draw:equation draw:name="f72" draw:formula="21550000 - ?f16"/><draw:equation draw:name="f73" draw:formula="if(?f72, ?f16, 21550000)"/><draw:equation draw:name="f74" draw:formula="-21550000 - ?f73"/><draw:equation draw:name="f75" draw:formula="if(?f74, -21550000, ?f73)"/><draw:equation draw:name="f76" draw:formula="?f5 + ?f75"/><draw:equation draw:name="f77" draw:formula="?f23 * ?f8"/><draw:equation draw:name="f78" draw:formula="?f26 * ?f8"/><draw:equation draw:name="f79" draw:formula="sqrt(?f77 * ?f77 + ?f78 * ?f78 + 0 * 0)"/><draw:equation draw:name="f80" draw:formula="?f8 * ?f8 / ?f79"/><draw:equation draw:name="f81" draw:formula="?f26 * ?f80"/><draw:equation draw:name="f82" draw:formula="?f70 - ?f81"/><draw:equation draw:name="f83" draw:formula="?f23 * ?f80"/><draw:equation draw:name="f84" draw:formula="?f71 - ?f83"/><draw:equation draw:name="f85" draw:formula="?f82 - ?f8"/><draw:equation draw:name="f86" draw:formula="?f84 - ?f8"/><draw:equation draw:name="f87" draw:formula="?f82 + ?f8"/><draw:equation draw:name="f88" draw:formula="?f84 + ?f8"/><draw:equation draw:name="f89" draw:formula="?f76 + ?f1"/><draw:equation draw:name="f90" draw:formula="?f89 * ?f2 / ?f0"/><draw:equation draw:name="f91" draw:formula="0 - ?f90"/><draw:equation draw:name="f92" draw:formula="cos(?f91)"/><draw:equation draw:name="f93" draw:formula="0 - ?f92"/><draw:equation draw:name="f94" draw:formula="?f93 * ?f8"/><draw:equation draw:name="f95" draw:formula="sin(?f91)"/><draw:equation draw:name="f96" draw:formula="0 - ?f95"/><draw:equation draw:name="f97" draw:formula="?f96 * ?f8"/><draw:equation draw:name="f98" draw:formula="sqrt(?f94 * ?f94 + ?f97 * ?f97 + 0 * 0)"/><draw:equation draw:name="f99" draw:formula="?f8 * ?f8 / ?f98"/><draw:equation draw:name="f100" draw:formula="?f96 * ?f99"/><draw:equation draw:name="f101" draw:formula="?f82 + ?f100"/><draw:equation draw:name="f102" draw:formula="?f93 * ?f99"/><draw:equation draw:name="f103" draw:formula="?f84 + ?f102"/><draw:equation draw:name="f104" draw:formula="if(?f75, ?f70, ?f85)"/><draw:equation draw:name="f105" draw:formula="if(?f75, ?f71, ?f86)"/><draw:equation draw:name="f106" draw:formula="if(?f75, ?f70, ?f87)"/><draw:equation draw:name="f107" draw:formula="if(?f75, ?f71, ?f88)"/><draw:equation draw:name="f108" draw:formula="if(?f75, ?f85, ?f101)"/><draw:equation draw:name="f109" draw:formula="if(?f75, ?f86, ?f103)"/><draw:equation draw:name="f110" draw:formula="if(?f75, ?f87, ?f101)"/><draw:equation draw:name="f111" draw:formula="if(?f75, ?f88, ?f103)"/></draw:enhanced-geometry></draw:custom-shape><draw:frame draw:z-index="251685888" draw:id="id7" draw:style-name="a9" draw:name="Textfeld 150" text:anchor-type="paragraph" svg:x="2.46715in" svg:y="1.32147in" svg:width="0.39514in" svg:height="0.31875in" style:rel-width="scale" style:rel-height="scale"><draw:text-box><text:p text:style-name="P4"><text:span text:style-name="T5">C</text:span><text:span text:style-name="T6">1</text:span></text:p></draw:text-box><svg:title/><svg:desc/></draw:frame><draw:frame draw:z-index="251701248" draw:id="id8" draw:style-name="a10" draw:name="Textfeld 150" text:anchor-type="paragraph" svg:x="0.20928in" svg:y="1.84131in" svg:width="0.39514in" svg:height="0.31875in" style:rel-width="scale" style:rel-height="scale"><draw:text-box><text:p text:style-name="P7"><text:span text:style-name="T8">m</text:span><text:span text:style-name="T9">a</text:span></text:p></draw:text-box><svg:title/><svg:desc/></draw:frame><draw:frame draw:z-index="251703296" draw:id="id9" draw:style-name="a11" draw:name="Textfeld 150" text:anchor-type="paragraph" svg:x="2.0823in" svg:y="3.67318in" svg:width="0.39514in" svg:height="0.31875in" style:rel-width="scale" style:rel-height="scale"><draw:text-box><text:p text:style-name="P10"><text:span text:style-name="T11">s</text:span><text:span text:style-name="T12">a</text:span></text:p></draw:text-box><svg:title/><svg:desc/></draw:frame><draw:frame draw:z-index="251713536" draw:id="id10" draw:style-name="a12" draw:name="Textfeld 150" text:anchor-type="paragraph" svg:x="2.30062in" svg:y="0.62552in" svg:width="0.39514in" svg:height="0.31875in" style:rel-width="scale" style:rel-height="scale"><draw:text-box><text:p text:style-name="P13"><text:span text:style-name="T14"></text:span><text:span text:style-name="T15">0</text:span></text:p></draw:text-box><svg:title/><svg:desc/></draw:frame><draw:connector draw:type="line" svg:x1="0in" svg:y1="2.5983in" svg:x2="3.225in" svg:y2="-0.00448in" draw:z-index="251692032" draw:id="id11" draw:style-name="a14" draw:name="Gerader Verbinder 126" text:anchor-type="paragraph"><svg:title/><svg:desc/></draw:connector><text:span text:style-name="T16"><draw:connector draw:type="line" svg:x1="3.96981in" svg:y1="-0.01392in" svg:x2="3.16981in" svg:y2="4.89997in" draw:z-index="251689984" draw:id="id12" draw:style-name="a16" draw:name="Gerader Verbinder 126" text:anchor-type="paragraph"><svg:title/><svg:desc/></draw:connector></text:span><draw:frame draw:z-index="251673600" draw:style-name="a17" draw:transform="translate(-0.05521in -0.06007in) rotate(-4.05158) translate(2.01007in 0.87233in)" draw:name="Grafik 7" text:anchor-type="paragraph" svg:width="0.11042in" svg:height="0.12014in" style:rel-width="scale" style:rel-height="scale"><draw:image xlink:href="media/image1.png" xlink:type="simple" xlink:show="embed" xlink:actuate="onLoad"/><svg:title/><svg:desc/></draw:frame><draw:g draw:z-index="251670528" draw:name="Gruppieren 7" draw:id="id15" draw:style-name="a20" text:anchor-type="paragraph"><svg:title/><svg:desc/><draw:custom-shape svg:x="2.6696in" svg:y="0.35208in" svg:width="0.09843in" svg:height="0.09843in" draw:id="id13" draw:style-name="a18" draw:name="Freihandform: Form 2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draw:custom-shape svg:x="2.69913in" svg:y="0.3816in" svg:width="0.03937in" svg:height="0.03937in" draw:id="id14" draw:style-name="a19" draw:name="Freihandform: Form 3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connector draw:type="line" svg:x1="3.03368in" svg:y1="0.13703in" svg:x2="0.26215in" svg:y2="2.38078in" draw:z-index="251668480" draw:id="id16" draw:style-name="a22" draw:name="Gerader Verbinder 126" text:anchor-type="paragraph"><svg:title/><svg:desc/></draw:connector><draw:frame draw:z-index="251687936" draw:id="id17" draw:style-name="a23" draw:name="Textfeld 150" text:anchor-type="paragraph" svg:x="1.13522in" svg:y="-0.00101in" svg:width="0.39514in" svg:height="0.31875in" style:rel-width="scale" style:rel-height="scale"><draw:text-box><text:p text:style-name="P17"><text:span text:style-name="T18">C</text:span><text:span text:style-name="T19">2</text:span></text:p></draw:text-box><svg:title/><svg:desc/></draw:frame><draw:connector draw:type="line" svg:x1="1.43196in" svg:y1="0.25967in" svg:x2="2.55349in" svg:y2="1.61731in" draw:z-index="251664384" draw:id="id18" draw:style-name="a25" draw:name="Gerader Verbinder 126" text:anchor-type="paragraph"><svg:title/><svg:desc/></draw:connector><draw:frame draw:z-index="251677696" draw:id="id19" draw:style-name="a26" draw:transform="translate(-0.14826in -0.15069in) rotate(-5.90505) translate(3.58826in 2.43003in)" draw:name="Textfeld 152" text:anchor-type="paragraph" svg:width="0.29653in" svg:height="0.30139in" style:rel-width="scale" style:rel-height="scale"><draw:text-box><text:p text:style-name="P20"><text:span text:style-name="T21"></text:span></text:p></draw:text-box><svg:title/><svg:desc/></draw:frame><draw:frame draw:z-index="251675648" draw:style-name="a27" draw:transform="translate(-0.05555in -0.06041in) rotate(-2.68156) translate(3.5688in 2.48355in)" draw:name="Grafik 10" text:anchor-type="paragraph" svg:width="0.11111in" svg:height="0.12083in" style:rel-width="scale" style:rel-height="scale"><draw:image xlink:href="media/image1.png" xlink:type="simple" xlink:show="embed" xlink:actuate="onLoad"/><svg:title/><svg:desc/></draw:frame><draw:frame draw:z-index="251672576" draw:id="id20" draw:style-name="a28" draw:name="Textfeld 160" text:anchor-type="paragraph" svg:x="2.69579in" svg:y="0.27585in" svg:width="0.30139in" svg:height="0.29167in" style:rel-width="scale" style:rel-height="scale"><draw:text-box><text:p text:style-name="P22"><text:span text:style-name="T23">P</text:span></text:p></draw:text-box><svg:title/><svg:desc/></draw:frame><draw:connector draw:type="line" svg:x1="2.5829in" svg:y1="0.12759in" svg:x2="4.70443in" svg:y2="4.90676in" draw:z-index="251666432" draw:id="id21" draw:style-name="a30" draw:name="Gerader Verbinder 126" text:anchor-type="paragraph"><svg:title/><svg:desc/></draw:connector><draw:frame draw:z-index="251683840" draw:id="id22" draw:style-name="a31" draw:name="Textfeld 150" text:anchor-type="paragraph" svg:x="1.22894in" svg:y="3.50926in" svg:width="0.39514in" svg:height="0.31875in" style:rel-width="scale" style:rel-height="scale"><draw:text-box><text:p text:style-name="P24"><text:span text:style-name="T25">D</text:span><text:span text:style-name="T26">2</text:span></text:p></draw:text-box><svg:title/><svg:desc/></draw:frame><draw:frame draw:z-index="251681792" draw:id="id23" draw:style-name="a32" draw:name="Textfeld 150" text:anchor-type="paragraph" svg:x="5.67579in" svg:y="1.3358in" svg:width="0.39514in" svg:height="0.31875in" style:rel-width="scale" style:rel-height="scale"><draw:text-box><text:p text:style-name="P27"><text:span text:style-name="T28">D</text:span><text:span text:style-name="T29">1</text:span></text:p></draw:text-box><svg:title/><svg:desc/></draw:frame><draw:frame draw:z-index="251714560" draw:style-name="a33" draw:name="Grafik 28" text:anchor-type="paragraph" svg:x="0in" svg:y="0in" svg:width="5.99028in" svg:height="4.35347in" style:rel-width="scale" style:rel-height="scale"><draw:image xlink:href="media/image2.png" xlink:type="simple" xlink:show="embed" xlink:actuate="onLoad"/><svg:title/><svg:desc/></draw:frame><draw:g draw:z-index="251705344" draw:name="Gruppieren 19" draw:id="id26" draw:style-name="a37" text:anchor-type="paragraph"><svg:title/><svg:desc/><draw:custom-shape svg:x="1.36561in" svg:y="5.50607in" svg:width="0.14151in" svg:height="0.10074in" draw:id="id24" draw:style-name="a35" draw:name="Freihandform: Form 29"><svg:title/><svg:desc/><draw:enhanced-geometry draw:type="non-primitive" svg:viewBox="0 0 400 300" draw:enhanced-path="M ?f0 ?f2 L ?f3 ?f0 ?f1 ?f2 Z N" draw:text-areas="?f8 ?f10 ?f9 ?f11"><draw:equation draw:name="f0" draw:formula="0"/><draw:equation draw:name="f1" draw:formula="400"/><draw:equation draw:name="f2" draw:formula="300"/><draw:equation draw:name="f3" draw:formula="200"/><draw:equation draw:name="f4" draw:formula="?f2 - ?f0"/><draw:equation draw:name="f5" draw:formula="?f1 - ?f0"/><draw:equation draw:name="f6" draw:formula="?f5 / 400"/><draw:equation draw:name="f7" draw:formula="?f4 / 300"/><draw:equation draw:name="f8" draw:formula="?f0 / ?f6"/><draw:equation draw:name="f9" draw:formula="?f1 / ?f6"/><draw:equation draw:name="f10" draw:formula="?f0 / ?f7"/><draw:equation draw:name="f11" draw:formula="?f2 / ?f7"/></draw:enhanced-geometry></draw:custom-shape><draw:custom-shape svg:x="1.39292in" svg:y="5.4653in" svg:width="0.08866in" svg:height="0.08423in" draw:id="id25" draw:style-name="a36" draw:name="Freihandform: Form 30"><svg:title/><svg:desc/><draw:enhanced-geometry draw:path-stretchpoint-x="21600" draw:path-stretchpoint-y="21600" draw:type="non-primitive" svg:viewBox="0 0 21600 21600" draw:enhanced-path="M ?f11 ?f25 A ?f83 ?f84 ?f85 ?f86 ?f11 ?f25 ?f80 ?f82  W ?f87 ?f88 ?f89 ?f90 ?f11 ?f25 ?f80 ?f82 A ?f126 ?f127 ?f128 ?f129 ?f80 ?f82 ?f123 ?f125  W ?f130 ?f131 ?f132 ?f133 ?f80 ?f82 ?f123 ?f125 A ?f169 ?f170 ?f171 ?f172 ?f123 ?f125 ?f166 ?f168  W ?f173 ?f174 ?f175 ?f176 ?f123 ?f125 ?f166 ?f168 A ?f212 ?f213 ?f214 ?f215 ?f166 ?f168 ?f209 ?f211  W ?f216 ?f217 ?f218 ?f219 ?f166 ?f168 ?f209 ?f211 Z N" draw:text-areas="?f40 ?f42 ?f41 ?f4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700000 + ?f2"/><draw:equation draw:name="f13" draw:formula="?f12 - ?f2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2"/><draw:equation draw:name="f30" draw:formula="?f29 * ?f10 / ?f1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2"/><draw:equation draw:name="f45" draw:formula="if(?f44, ?f2, 21550000)"/><draw:equation draw:name="f46" draw:formula="-21550000 - ?f45"/><draw:equation draw:name="f47" draw:formula="if(?f46, -21550000, ?f45)"/><draw:equation draw:name="f48" draw:formula="?f1 + ?f47"/><draw:equation draw:name="f49" draw:formula="?f1 + ?f2"/><draw:equation draw:name="f50" draw:formula="?f49 * ?f10 / ?f1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2"/><draw:equation draw:name="f69" draw:formula="?f68 * ?f10 / ?f1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draw:equation draw:name="f91" draw:formula="?f0 + ?f47"/><draw:equation draw:name="f92" draw:formula="?f0 + ?f2"/><draw:equation draw:name="f93" draw:formula="?f92 * ?f10 / ?f1"/><draw:equation draw:name="f94" draw:formula="0 - ?f93"/><draw:equation draw:name="f95" draw:formula="cos(?f94)"/><draw:equation draw:name="f96" draw:formula="0 - ?f95"/><draw:equation draw:name="f97" draw:formula="?f96 * ?f27"/><draw:equation draw:name="f98" draw:formula="sin(?f94)"/><draw:equation draw:name="f99" draw:formula="0 - ?f98"/><draw:equation draw:name="f100" draw:formula="?f99 * ?f28"/><draw:equation draw:name="f101" draw:formula="sqrt(?f97 * ?f97 + ?f100 * ?f100 + 0 * 0)"/><draw:equation draw:name="f102" draw:formula="?f27 * ?f28 / ?f101"/><draw:equation draw:name="f103" draw:formula="?f99 * ?f102"/><draw:equation draw:name="f104" draw:formula="?f80 - ?f103"/><draw:equation draw:name="f105" draw:formula="?f96 * ?f102"/><draw:equation draw:name="f106" draw:formula="?f82 - ?f105"/><draw:equation draw:name="f107" draw:formula="?f104 - ?f27"/><draw:equation draw:name="f108" draw:formula="?f106 - ?f28"/><draw:equation draw:name="f109" draw:formula="?f104 + ?f27"/><draw:equation draw:name="f110" draw:formula="?f106 + ?f28"/><draw:equation draw:name="f111" draw:formula="?f91 + ?f2"/><draw:equation draw:name="f112" draw:formula="?f111 * ?f10 / ?f1"/><draw:equation draw:name="f113" draw:formula="0 - ?f112"/><draw:equation draw:name="f114" draw:formula="cos(?f113)"/><draw:equation draw:name="f115" draw:formula="0 - ?f114"/><draw:equation draw:name="f116" draw:formula="?f115 * ?f27"/><draw:equation draw:name="f117" draw:formula="sin(?f113)"/><draw:equation draw:name="f118" draw:formula="0 - ?f117"/><draw:equation draw:name="f119" draw:formula="?f118 * ?f28"/><draw:equation draw:name="f120" draw:formula="sqrt(?f116 * ?f116 + ?f119 * ?f119 + 0 * 0)"/><draw:equation draw:name="f121" draw:formula="?f27 * ?f28 / ?f120"/><draw:equation draw:name="f122" draw:formula="?f118 * ?f121"/><draw:equation draw:name="f123" draw:formula="?f104 + ?f122"/><draw:equation draw:name="f124" draw:formula="?f115 * ?f121"/><draw:equation draw:name="f125" draw:formula="?f106 + ?f124"/><draw:equation draw:name="f126" draw:formula="if(?f47, ?f80, ?f107)"/><draw:equation draw:name="f127" draw:formula="if(?f47, ?f82, ?f108)"/><draw:equation draw:name="f128" draw:formula="if(?f47, ?f80, ?f109)"/><draw:equation draw:name="f129" draw:formula="if(?f47, ?f82, ?f110)"/><draw:equation draw:name="f130" draw:formula="if(?f47, ?f107, ?f123)"/><draw:equation draw:name="f131" draw:formula="if(?f47, ?f108, ?f125)"/><draw:equation draw:name="f132" draw:formula="if(?f47, ?f109, ?f123)"/><draw:equation draw:name="f133" draw:formula="if(?f47, ?f110, ?f125)"/><draw:equation draw:name="f134" draw:formula="?f11 + ?f47"/><draw:equation draw:name="f135" draw:formula="?f11 + ?f2"/><draw:equation draw:name="f136" draw:formula="?f135 * ?f10 / ?f1"/><draw:equation draw:name="f137" draw:formula="0 - ?f136"/><draw:equation draw:name="f138" draw:formula="cos(?f137)"/><draw:equation draw:name="f139" draw:formula="0 - ?f138"/><draw:equation draw:name="f140" draw:formula="?f139 * ?f27"/><draw:equation draw:name="f141" draw:formula="sin(?f137)"/><draw:equation draw:name="f142" draw:formula="0 - ?f141"/><draw:equation draw:name="f143" draw:formula="?f142 * ?f28"/><draw:equation draw:name="f144" draw:formula="sqrt(?f140 * ?f140 + ?f143 * ?f143 + 0 * 0)"/><draw:equation draw:name="f145" draw:formula="?f27 * ?f28 / ?f144"/><draw:equation draw:name="f146" draw:formula="?f142 * ?f145"/><draw:equation draw:name="f147" draw:formula="?f123 - ?f146"/><draw:equation draw:name="f148" draw:formula="?f139 * ?f145"/><draw:equation draw:name="f149" draw:formula="?f125 - ?f148"/><draw:equation draw:name="f150" draw:formula="?f147 - ?f27"/><draw:equation draw:name="f151" draw:formula="?f149 - ?f28"/><draw:equation draw:name="f152" draw:formula="?f147 + ?f27"/><draw:equation draw:name="f153" draw:formula="?f149 + ?f28"/><draw:equation draw:name="f154" draw:formula="?f134 + ?f2"/><draw:equation draw:name="f155" draw:formula="?f154 * ?f10 / ?f1"/><draw:equation draw:name="f156" draw:formula="0 - ?f155"/><draw:equation draw:name="f157" draw:formula="cos(?f156)"/><draw:equation draw:name="f158" draw:formula="0 - ?f157"/><draw:equation draw:name="f159" draw:formula="?f158 * ?f27"/><draw:equation draw:name="f160" draw:formula="sin(?f156)"/><draw:equation draw:name="f161" draw:formula="0 - ?f160"/><draw:equation draw:name="f162" draw:formula="?f161 * ?f28"/><draw:equation draw:name="f163" draw:formula="sqrt(?f159 * ?f159 + ?f162 * ?f162 + 0 * 0)"/><draw:equation draw:name="f164" draw:formula="?f27 * ?f28 / ?f163"/><draw:equation draw:name="f165" draw:formula="?f161 * ?f164"/><draw:equation draw:name="f166" draw:formula="?f147 + ?f165"/><draw:equation draw:name="f167" draw:formula="?f158 * ?f164"/><draw:equation draw:name="f168" draw:formula="?f149 + ?f167"/><draw:equation draw:name="f169" draw:formula="if(?f47, ?f123, ?f150)"/><draw:equation draw:name="f170" draw:formula="if(?f47, ?f125, ?f151)"/><draw:equation draw:name="f171" draw:formula="if(?f47, ?f123, ?f152)"/><draw:equation draw:name="f172" draw:formula="if(?f47, ?f125, ?f153)"/><draw:equation draw:name="f173" draw:formula="if(?f47, ?f150, ?f166)"/><draw:equation draw:name="f174" draw:formula="if(?f47, ?f151, ?f168)"/><draw:equation draw:name="f175" draw:formula="if(?f47, ?f152, ?f166)"/><draw:equation draw:name="f176" draw:formula="if(?f47, ?f153, ?f168)"/><draw:equation draw:name="f177" draw:formula="?f2 + ?f47"/><draw:equation draw:name="f178" draw:formula="?f2 + ?f2"/><draw:equation draw:name="f179" draw:formula="?f178 * ?f10 / ?f1"/><draw:equation draw:name="f180" draw:formula="0 - ?f179"/><draw:equation draw:name="f181" draw:formula="cos(?f180)"/><draw:equation draw:name="f182" draw:formula="0 - ?f181"/><draw:equation draw:name="f183" draw:formula="?f182 * ?f27"/><draw:equation draw:name="f184" draw:formula="sin(?f180)"/><draw:equation draw:name="f185" draw:formula="0 - ?f184"/><draw:equation draw:name="f186" draw:formula="?f185 * ?f28"/><draw:equation draw:name="f187" draw:formula="sqrt(?f183 * ?f183 + ?f186 * ?f186 + 0 * 0)"/><draw:equation draw:name="f188" draw:formula="?f27 * ?f28 / ?f187"/><draw:equation draw:name="f189" draw:formula="?f185 * ?f188"/><draw:equation draw:name="f190" draw:formula="?f166 - ?f189"/><draw:equation draw:name="f191" draw:formula="?f182 * ?f188"/><draw:equation draw:name="f192" draw:formula="?f168 - ?f191"/><draw:equation draw:name="f193" draw:formula="?f190 - ?f27"/><draw:equation draw:name="f194" draw:formula="?f192 - ?f28"/><draw:equation draw:name="f195" draw:formula="?f190 + ?f27"/><draw:equation draw:name="f196" draw:formula="?f192 + ?f28"/><draw:equation draw:name="f197" draw:formula="?f177 + ?f2"/><draw:equation draw:name="f198" draw:formula="?f197 * ?f10 / ?f1"/><draw:equation draw:name="f199" draw:formula="0 - ?f198"/><draw:equation draw:name="f200" draw:formula="cos(?f199)"/><draw:equation draw:name="f201" draw:formula="0 - ?f200"/><draw:equation draw:name="f202" draw:formula="?f201 * ?f27"/><draw:equation draw:name="f203" draw:formula="sin(?f199)"/><draw:equation draw:name="f204" draw:formula="0 - ?f203"/><draw:equation draw:name="f205" draw:formula="?f204 * ?f28"/><draw:equation draw:name="f206" draw:formula="sqrt(?f202 * ?f202 + ?f205 * ?f205 + 0 * 0)"/><draw:equation draw:name="f207" draw:formula="?f27 * ?f28 / ?f206"/><draw:equation draw:name="f208" draw:formula="?f204 * ?f207"/><draw:equation draw:name="f209" draw:formula="?f190 + ?f208"/><draw:equation draw:name="f210" draw:formula="?f201 * ?f207"/><draw:equation draw:name="f211" draw:formula="?f192 + ?f210"/><draw:equation draw:name="f212" draw:formula="if(?f47, ?f166, ?f193)"/><draw:equation draw:name="f213" draw:formula="if(?f47, ?f168, ?f194)"/><draw:equation draw:name="f214" draw:formula="if(?f47, ?f166, ?f195)"/><draw:equation draw:name="f215" draw:formula="if(?f47, ?f168, ?f196)"/><draw:equation draw:name="f216" draw:formula="if(?f47, ?f193, ?f209)"/><draw:equation draw:name="f217" draw:formula="if(?f47, ?f194, ?f211)"/><draw:equation draw:name="f218" draw:formula="if(?f47, ?f195, ?f209)"/><draw:equation draw:name="f219" draw:formula="if(?f47, ?f196, ?f211)"/></draw:enhanced-geometry></draw:custom-shape></draw:g><draw:frame draw:z-index="251707392" draw:id="id27" draw:style-name="a38" draw:name="Textfeld 150" text:anchor-type="paragraph" svg:x="1.07007in" svg:y="5.49485in" svg:width="0.39514in" svg:height="0.31875in" style:rel-width="scale" style:rel-height="scale"><draw:text-box><text:p text:style-name="P30"><text:span text:style-name="T31">A</text:span><text:span text:style-name="T32">0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de" fo:country="DE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4" draw:style="radial" draw:cx="50%" draw:cy="50%" draw:start-color="#808080" draw:end-color="#c0c0c0" draw:start-intensity="100%" draw:end-intensity="100%"/>
    <draw:stroke-dash draw:name="a15" draw:style="rect" draw:dots1="1" draw:dots1-length="0.16667in" draw:distance="0.16667in"/>
    <draw:stroke-dash draw:name="a0" draw:style="rect" draw:dots1="1" draw:dots1-length="0.0625in" draw:distance="0.0625in"/>
    <draw:stroke-dash draw:name="a21" draw:style="rect" draw:dots1="1" draw:dots1-length="0.08333in" draw:dots2="2" draw:dots2-length="0.01042in" draw:distance="0.08333in"/>
    <draw:stroke-dash draw:name="a29" draw:style="rect" draw:dots1="1" draw:dots1-length="0.08333in" draw:dots2="2" draw:dots2-length="0.01042in" draw:distance="0.08333in"/>
    <draw:stroke-dash draw:name="a2" draw:style="rect" draw:dots1="1" draw:dots1-length="0.0625in" draw:distance="0.0625in"/>
    <draw:stroke-dash draw:name="a24" draw:style="rect" draw:dots1="1" draw:dots1-length="0.0625in" draw:distance="0.0625in"/>
    <draw:stroke-dash draw:name="a13" draw:style="rect" draw:dots1="1" draw:dots1-length="0.16667in" draw:distance="0.16667in"/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Пользователь Windows</meta:initial-creator>
    <dc:creator>Andreas</dc:creator>
    <meta:creation-date>2018-12-12T09:21:00Z</meta:creation-date>
    <dc:date>2018-12-13T20:42:00Z</dc:date>
    <meta:template xlink:href="Normal" xlink:type="simple"/>
    <meta:editing-cycles>9</meta:editing-cycles>
    <meta:editing-duration>PT0S</meta:editing-duration>
    <meta:document-statistic meta:page-count="1" meta:paragraph-count="1" meta:word-count="3" meta:character-count="28" meta:row-count="1" meta:non-whitespace-character-count="26"/>
  </office:meta>
</office:document-meta>
</file>